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4.5028in"/>
    </style:style>
    <style:style style:name="co3" style:family="table-column">
      <style:table-column-properties fo:break-before="auto" style:column-width="15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681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2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diagonal-bl-tr="none" style:diagonal-tl-br="none" fo:border="none" style:rotation-align="none" style:vertical-align="middle"/>
      <style:text-properties style:use-window-font-color="true" style:text-outline="false" style:text-line-through-style="none" style:text-line-through-type="none" style:font-name="Source Serif Pr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font-name="Source Serif Pro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eeeee" style:diagonal-bl-tr="none" style:diagonal-tl-br="none" fo:border-left="0.06pt solid #000000" fo:border-right="0.06pt solid #000000" style:rotation-align="none" fo:border-top="0.06pt solid #000000"/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Source Serif Pro" fo:font-size="11pt" style:font-size-asian="11pt" style:font-size-complex="11pt"/>
    </style:style>
    <style:style style:name="ce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Source Serif Pro" fo:font-size="11pt" style:font-size-asian="11pt" style:font-size-complex="11pt"/>
    </style:style>
    <style:style style:name="ce12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Source Serif Pro" fo:font-size="11pt" style:font-size-asian="11pt" style:font-size-complex="11pt"/>
    </style:style>
    <style:style style:name="ce13" style:family="table-cell" style:parent-style-name="Default">
      <style:text-properties style:font-name="Source Serif Pro" fo:font-size="11pt" style:font-size-asian="11pt" style:font-size-complex="11pt"/>
    </style:style>
    <style:style style:name="ce14" style:family="table-cell" style:parent-style-name="Default">
      <style:table-cell-properties fo:background-color="#dde8cb" fo:border="none" style:vertical-align="middle"/>
      <style:text-properties style:font-name="Source Serif Pro" fo:font-size="13pt" style:font-size-asian="13pt" style:font-size-complex="13pt"/>
    </style:style>
    <style:style style:name="ce15" style:family="table-cell" style:parent-style-name="Default">
      <style:table-cell-properties fo:border="none"/>
      <style:text-properties style:font-name="Source Serif Pro" fo:font-size="11pt" style:font-size-asian="11pt" style:font-size-complex="11pt"/>
    </style:style>
    <style:style style:name="ce16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font-name="Source Serif Pro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e8cb" style:diagonal-bl-tr="none" style:diagonal-tl-br="none" fo:border="none" style:rotation-align="none" style:vertical-align="middle"/>
      <style:text-properties style:font-name="Source Serif Pro" fo:font-size="13pt" style:font-size-asian="13pt" style:font-size-complex="13pt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style:vertical-align="middle"/>
      <style:text-properties style:font-name="Source Serif Pro" fo:font-size="13pt" style:font-size-asian="13pt" style:font-size-complex="13pt"/>
    </style:style>
    <style:style style:name="ce27" style:family="table-cell" style:parent-style-name="Default"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size-complex="11pt" fo:font-weight="normal" fo:font-size="11pt" style:language-asian="zh" style:country-asian="CN" style:font-name-asian="Noto Sans CJK SC" style:font-weight-asian="normal" style:font-weight-complex="normal" style:font-style-asian="normal" style:font-style-complex="normal" style:text-emphasize="none" style:font-name="Source Serif Pro" style:text-overline-style="none" style:text-overline-color="font-color" style:language-complex="hi" style:country-complex="IN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1pt" style:font-name-complex="Droid Sans Devanagari"/>
    </style:style>
    <style:style style:name="T3" style:family="text">
      <style:text-properties style:font-size-complex="11pt" fo:font-weight="normal" fo:font-size="11pt" style:language-asian="zh" style:country-asian="CN" style:font-name-asian="Noto Sans CJK SC" style:font-weight-asian="normal" style:font-weight-complex="normal" style:font-style-asian="normal" style:font-style-complex="normal" style:text-emphasize="none" style:font-name="Source Serif Pro" style:text-overline-style="none" style:text-overline-color="font-color" style:language-complex="hi" style:country-complex="IN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1pt" style:font-name-complex="Droid Sans Devanagari" style:text-position="super 58%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>
            <text:p>Table T1. Characterizing connectivity patterns on the circuit based on absorption and driftiness values of classes.</text:p>
          </table:table-cell>
          <table:table-cell table:style-name="ce14"/>
          <table:table-cell table:style-name="ce19"/>
          <table:table-cell table:style-name="ce26" table:number-columns-repeated="1021"/>
        </table:table-row>
        <table:table-row table:style-name="ro2">
          <table:table-cell table:style-name="ce2"/>
          <table:table-cell table:style-name="ce15"/>
          <table:table-cell table:style-name="ce20"/>
          <table:table-cell table:number-columns-repeated="1021"/>
        </table:table-row>
        <table:table-row table:style-name="ro3">
          <table:table-cell table:style-name="ce3"/>
          <table:table-cell table:style-name="ce16" office:value-type="string" calcext:value-type="string">
            <text:p>Summary of absorption and driftiness results</text:p>
          </table:table-cell>
          <table:table-cell table:style-name="ce21" office:value-type="string" calcext:value-type="string">
            <text:p>Takeaways</text:p>
          </table:table-cell>
          <table:table-cell table:style-name="ce27" table:number-columns-repeated="1021"/>
        </table:table-row>
        <table:table-row table:style-name="ro2">
          <table:table-cell table:style-name="ce4"/>
          <table:table-cell table:style-name="ce17"/>
          <table:table-cell table:style-name="ce22"/>
          <table:table-cell table:number-columns-repeated="1021"/>
        </table:table-row>
        <table:table-row table:style-name="ro3">
          <table:table-cell table:style-name="ce5" office:value-type="string" calcext:value-type="string">
            <text:p>Class 50</text:p>
          </table:table-cell>
          <table:table-cell table:style-name="ce11"/>
          <table:table-cell table:style-name="ce23"/>
          <table:table-cell table:number-columns-repeated="1021"/>
        </table:table-row>
        <table:table-row table:style-name="ro4">
          <table:table-cell table:style-name="ce6"/>
          <table:table-cell table:style-name="ce18" office:value-type="string" calcext:value-type="string">
            <text:p>In-A in bottom 10<text:span text:style-name="T1">th</text:span> percentile.</text:p>
            <text:p><text:span text:style-name="T2">Out-A in bottom 10</text:span><text:span text:style-name="T3">th</text:span><text:span text:style-name="T2"> percentile.</text:span></text:p>
          </table:table-cell>
          <table:table-cell table:style-name="ce24" office:value-type="string" calcext:value-type="string">
            <text:p>Low in- and out-absorption. Classic characteristics of a hub.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/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D(49→50) top 10<text:span text:style-name="T1">th</text:span> percentile of out-D  from 49</text:p>
            <text:p><text:span text:style-name="T4">D(38→50) top 10</text:span><text:span text:style-name="T5">th</text:span><text:span text:style-name="T4"> percentile of out-D  from 38</text:span></text:p>
          </table:table-cell>
          <table:table-cell table:style-name="ce8" office:value-type="string" calcext:value-type="string">
            <text:p>Receives signals from Olfactory (Antennal Lobe)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1" office:value-type="string" calcext:value-type="string">
            <text:p>D(32→50) in top 10th percentile of out-D from 50</text:p>
            <text:p>D(32←50) in top 10th percentile of in-D to 50</text:p>
          </table:table-cell>
          <table:table-cell table:style-name="ce25" office:value-type="string" calcext:value-type="string">
            <text:p>Significant interaction with node 32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>
            <text:p>Class 32</text:p>
          </table:table-cell>
          <table:table-cell table:style-name="ce11"/>
          <table:table-cell table:style-name="ce8" office:value-type="string" calcext:value-type="string">
            <text:p>Low out- but high in-absorption (especially from sensory regions)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 office:value-type="string" calcext:value-type="string">
            <text:p>Highest out-D among all classes</text:p>
          </table:table-cell>
          <table:table-cell table:style-name="ce8"/>
          <table:table-cell table:number-columns-repeated="1021"/>
        </table:table-row>
        <table:table-row table:style-name="ro3" table:number-rows-repeated="2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46, 40</text:p>
          </table:table-cell>
          <table:table-cell table:style-name="ce11"/>
          <table:table-cell table:style-name="ce8" office:value-type="string" calcext:value-type="string">
            <text:p>Low in- and out-absorption. Low out-driftiness and very high in-driftiness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Gathers information from all over PreMotor and sends it specifically to Motor area (via classes 39, 37).</text:p>
          </table:table-cell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39, 37</text:p>
          </table:table-cell>
          <table:table-cell table:style-name="ce11"/>
          <table:table-cell table:style-name="ce8" office:value-type="string" calcext:value-type="string">
            <text:p>Low in-absorption. Lots of connections to and from PreMotor. Link between Vision and Olfaction. Information propagation not likely from classes 42, 52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1" office:value-type="string" calcext:value-type="string">
            <text:p>Highest out-driftiness from auditory class 47 is to 39</text:p>
          </table:table-cell>
          <table:table-cell table:style-name="ce8"/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34, 25</text:p>
          </table:table-cell>
          <table:table-cell table:style-name="ce11"/>
          <table:table-cell table:style-name="ce8" office:value-type="string" calcext:value-type="string">
            <text:p>Likely to receive a signal originating from Motor area (42, 52, 22) and send it to Vision (8, 10). Class 34 is left localized, while class 25 is right localized.</text:p>
          </table:table-cell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22, 45</text:p>
          </table:table-cell>
          <table:table-cell table:style-name="ce11"/>
          <table:table-cell table:style-name="ce8" office:value-type="string" calcext:value-type="string">
            <text:p>More likely to act as intermediaries for information propagation between left-and-right hemispheres, than classes 34, 25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They connect opposite Vision, and opposite Motor areas. 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High information out to Vision centers, classes 3, 6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Also, receives information from opposite Vision (E.g., 22←45,25,1)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30, 12</text:p>
          </table:table-cell>
          <table:table-cell table:style-name="ce11"/>
          <table:table-cell table:style-name="ce8" office:value-type="string" calcext:value-type="string">
            <text:p>Primary auditory cortex. Very high in-absorption. Likely to receive information from premotor, and send it out to the antennal lobe (E.g., 32-&gt;30-&gt;19). </text:p>
          </table:table-cell>
          <table:table-cell table:number-columns-repeated="1021"/>
        </table:table-row>
        <table:table-row table:style-name="ro3" table:number-rows-repeated="4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42, 52</text:p>
          </table:table-cell>
          <table:table-cell table:style-name="ce11"/>
          <table:table-cell table:style-name="ce8" office:value-type="string" calcext:value-type="string">
            <text:p>Very high in- and out-driftiness. </text:p>
          </table:table-cell>
          <table:table-cell table:number-columns-repeated="1021"/>
        </table:table-row>
        <table:table-row table:style-name="ro3" table:number-rows-repeated="2">
          <table:table-cell table:style-name="ce11" table:number-columns-repeated="3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 table:number-rows-repeated="1048521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" svg:font-family="Arial" style:font-family-generic="swiss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01:26:11.889873072</meta:creation-date>
    <dc:date>2022-09-01T09:53:58.699939225</dc:date>
    <meta:editing-duration>PT8H7M24S</meta:editing-duration>
    <meta:editing-cycles>9</meta:editing-cycles>
    <meta:generator>LibreOffice/7.1.6.2.0$Linux_X86_64 LibreOffice_project/10$Build-2</meta:generator>
    <meta:document-statistic meta:table-count="1" meta:cell-count="30" meta:object-count="0"/>
  </office:meta>
</office:document-meta>
</file>